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782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00782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4" style:family="graphic" style:parent-style-name="standard">
      <style:graphic-properties draw:fill-color="#007826" draw:textarea-horizontal-align="justify" draw:textarea-vertical-align="middle" draw:auto-grow-height="false" fo:min-height="2.29cm" fo:min-width="4.961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2.29cm" fo:min-width="4.961cm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 fo:min-height="2.29cm" fo:min-width="4.961cm"/>
    </style:style>
    <style:style style:name="gr7" style:family="graphic" style:parent-style-name="objectwithoutfill">
      <style:graphic-properties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fo:min-height="2.29cm" fo:min-width="4.961cm"/>
    </style:style>
    <style:style style:name="P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007826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004586"/>
      <style:paragraph-properties fo:text-align="center"/>
      <style:text-properties style:use-window-font-color="true" fo:font-weight="bold" style:font-weight-asian="bold" style:font-weight-complex="bold"/>
    </style:style>
    <style:style style:name="P5" style:family="paragraph">
      <loext:graphic-properties draw:fill-color="#0066cc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420e"/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4.699cm" svg:height="4.699cm" svg:x="9.554cm" svg:y="1.6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1" draw:layer="layout" svg:width="3.952cm" svg:height="2.384cm" svg:x="10.016cm" svg:y="2.656cm">
          <draw:text-box>
            <text:p><text:span text:style-name="T1">MySQL DB</text:span></text:p>
            <text:p><text:span text:style-name="T1"/></text:p>
            <text:p><text:span text:style-name="T1">Datasource</text:span></text:p>
          </draw:text-box>
        </draw:frame>
        <draw:custom-shape draw:style-name="gr4" draw:text-style-name="P3" draw:layer="layout" svg:width="5.461cm" svg:height="2.54cm" svg:x="15.804cm" svg:y="2.683cm">
          <text:p text:style-name="P2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15.831cm" svg:y="7.123cm">
          <text:p text:style-name="P2"><text:span text:style-name="T2">Model Train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15.831cm" svg:y="11.365cm">
          <text:p text:style-name="P2"><text:span text:style-name="T2">Model Train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61cm" svg:height="2.54cm" svg:x="8.602cm" svg:y="11.365cm">
          <text:p text:style-name="P2"><text:span text:style-name="T1">Evalu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23.178cm" svg:y="11.365cm">
          <text:p text:style-name="P2"><text:span text:style-name="T2"/></text:p>
          <text:p text:style-name="P2"><text:span text:style-name="T2">Experiment</text:span></text:p>
          <text:p text:style-name="P2"><text:span text:style-name="T2">Run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15.778cm" svg:y="15.765cm">
          <text:p text:style-name="P2"><text:span text:style-name="T2">Feature Sel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61cm" svg:height="2.54cm" svg:x="8.602cm" svg:y="15.765cm">
          <text:p text:style-name="P2"><text:span text:style-name="T1">Feature Selector </text:span></text:p>
          <text:p text:style-name="P2"><text:span text:style-name="T1">Repo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2.54cm" svg:x="23.178cm" svg:y="2.67cm">
          <text:p text:style-name="P2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61cm" svg:height="2.54cm" svg:x="8.602cm" svg:y="7.14cm">
          <text:p text:style-name="P2"><text:span text:style-name="T1">Storage Manag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.872cm" svg:y1="4.048cm" svg:x2="15.904cm" svg:y2="4.048cm">
          <text:p/>
        </draw:line>
        <draw:custom-shape draw:style-name="gr8" draw:text-style-name="P7" draw:layer="layout" svg:width="5.461cm" svg:height="2.54cm" svg:x="23.178cm" svg:y="7.077cm"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8.522cm" svg:y1="7.11cm" svg:x2="18.522cm" svg:y2="5.078cm">
          <text:p/>
        </draw:line>
        <draw:line draw:style-name="gr7" draw:text-style-name="P6" draw:layer="layout" svg:x1="21.352cm" svg:y1="8.348cm" svg:x2="23.384cm" svg:y2="8.348cm">
          <text:p/>
        </draw:line>
        <draw:line draw:style-name="gr7" draw:text-style-name="P6" draw:layer="layout" svg:x1="25.91cm" svg:y1="7.123cm" svg:x2="25.91cm" svg:y2="5.091cm">
          <text:p/>
        </draw:line>
        <draw:line draw:style-name="gr7" draw:text-style-name="P6" draw:layer="layout" svg:x1="16.064cm" svg:y1="8.348cm" svg:x2="14.032cm" svg:y2="8.348cm">
          <text:p/>
        </draw:line>
        <draw:line draw:style-name="gr7" draw:text-style-name="P8" draw:layer="layout" svg:x1="11.322cm" svg:y1="9.498cm" svg:x2="11.322cm" svg:y2="11.53cm">
          <text:p/>
        </draw:line>
        <draw:line draw:style-name="gr7" draw:text-style-name="P6" draw:layer="layout" svg:x1="18.522cm" svg:y1="11.51cm" svg:x2="18.522cm" svg:y2="9.478cm">
          <text:p/>
        </draw:line>
        <draw:line draw:style-name="gr7" draw:text-style-name="P6" draw:layer="layout" svg:x1="18.522cm" svg:y1="15.83cm" svg:x2="18.522cm" svg:y2="13.798cm">
          <text:p/>
        </draw:line>
        <draw:line draw:style-name="gr7" draw:text-style-name="P6" draw:layer="layout" svg:x1="23.364cm" svg:y1="12.548cm" svg:x2="21.332cm" svg:y2="12.548cm">
          <text:p/>
        </draw:line>
        <draw:custom-shape draw:style-name="gr6" draw:text-style-name="P5" draw:layer="layout" svg:width="5.461cm" svg:height="2.54cm" svg:x="1.078cm" svg:y="11.395cm">
          <text:p text:style-name="P2"><text:span text:style-name="T1">Console 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6.553cm" svg:y1="12.548cm" svg:x2="8.585cm" svg:y2="12.548cm">
          <text:p/>
        </draw:line>
        <draw:line draw:style-name="gr7" draw:text-style-name="P8" draw:layer="layout" svg:x1="6.533cm" svg:y1="11.448cm" svg:x2="8.919cm" svg:y2="9.509cm">
          <text:p/>
        </draw:line>
        <draw:line draw:style-name="gr7" draw:text-style-name="P8" draw:layer="layout" svg:x1="6.533cm" svg:y1="13.948cm" svg:x2="8.792cm" svg:y2="16.113cm">
          <text:p/>
        </draw:line>
        <draw:line draw:style-name="gr7" draw:text-style-name="P6" draw:layer="layout" svg:x1="13.853cm" svg:y1="16.948cm" svg:x2="15.885cm" svg:y2="16.948cm">
          <text:p/>
        </draw:line>
        <draw:line draw:style-name="gr7" draw:text-style-name="P6" draw:layer="layout" svg:x1="21.252cm" svg:y1="4.048cm" svg:x2="23.284cm" svg:y2="4.048cm">
          <text:p/>
        </draw:line>
        <draw:custom-shape draw:style-name="gr5" draw:text-style-name="P4" draw:layer="layout" svg:width="5.461cm" svg:height="2.54cm" svg:x="23.178cm" svg:y="15.765cm">
          <text:p text:style-name="P2"><text:span text:style-name="T2"/></text:p>
          <text:p text:style-name="P2"><text:span text:style-name="T2">Ensemble </text:span></text:p>
          <text:p text:style-name="P2"><text:span text:style-name="T2">Trai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3.098cm" svg:y1="15.732cm" svg:x2="21.066cm" svg:y2="13.7cm">
          <text:p/>
        </draw:line>
        <draw:custom-shape draw:style-name="gr6" draw:text-style-name="P5" draw:layer="layout" svg:width="5.461cm" svg:height="2.54cm" svg:x="1.078cm" svg:y="7.14cm">
          <text:p text:style-name="P2"><text:span text:style-name="T1">Ensemble</text:span></text:p>
          <text:p text:style-name="P2"><text:span text:style-name="T1">Evaluato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532cm" svg:y1="8.348cm" svg:x2="8.564cm" svg:y2="8.348cm">
          <text:p/>
        </draw:line>
        <draw:line draw:style-name="gr7" draw:text-style-name="P6" draw:layer="layout" svg:x1="3.622cm" svg:y1="11.531cm" svg:x2="3.622cm" svg:y2="9.4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8:31:50.570588527</meta:creation-date>
    <dc:date>2018-08-23T17:22:39.389729100</dc:date>
    <meta:editing-duration>PT4H31M38S</meta:editing-duration>
    <meta:editing-cycles>16</meta:editing-cycles>
    <meta:generator>LibreOffice/5.1.6.2$Linux_X86_64 LibreOffice_project/10m0$Build-2</meta:generator>
    <meta:document-statistic meta:object-count="33"/>
  </office:meta>
</office:document-meta>
</file>